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office:value-type="string">
            <text:p>PixelTranslate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 table:number-rows-repeated="6">
          <table:table-cell table:number-columns-repeated="9"/>
        </table:table-row>
        <table:table-row table:style-name="ro3">
          <table:table-cell office:value-type="string">
            <text:p>Layout</text:p>
          </table:table-cell>
          <table:table-cell table:number-columns-repeated="8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ungerade</text:p>
          </table:table-cell>
          <table:table-cell office:value-type="string">
            <text:p>Formel1 (((x+1) * gridHeight)- 1 – y)</text:p>
          </table:table-cell>
          <table:table-cell table:number-columns-repeated="7"/>
        </table:table-row>
        <table:table-row table:style-name="ro2">
          <table:table-cell office:value-type="string">
            <text:p>gerade X</text:p>
          </table:table-cell>
          <table:table-cell office:value-type="string">
            <text:p>((x * gridHeight) + y)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3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2" table:formula="of:=IF(MOD([.B28];2)&gt;0;([.B28]*[.$E$25])+[.C28];(([.B28]+1)*[.$E$25])-1-[.C28])" office:value-type="float" office:value="0">
            <text:p>0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formula="of:=IF(MOD([.B29];2)&gt;0;([.B29]*[.$E$25])+[.C29];(([.B29]+1)*[.$E$25])-1-[.C29])" office:value-type="float" office:value="8">
            <text:p>8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table:style-name="ce2" table:formula="of:=IF(MOD([.B30];2)&gt;0;([.B30]*[.$E$25])+[.C30];(([.B30]+1)*[.$E$25])-1-[.C30])" office:value-type="float" office:value="12">
            <text:p>12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table:formula="of:=IF(MOD([.B31];2)&gt;0;([.B31]*[.$E$25])+[.C31];(([.B31]+1)*[.$E$25])-1-[.C31])" office:value-type="float" office:value="16">
            <text:p>16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2" table:formula="of:=IF(MOD([.B32];2)&gt;0;([.B32]*[.$E$25])+[.C32];(([.B32]+1)*[.$E$25])-1-[.C32])" office:value-type="float" office:value="24">
            <text:p>24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" table:formula="of:=IF(MOD([.B33];2)&gt;0;([.B33]*[.$E$25])+[.C33];(([.B33]+1)*[.$E$25])-1-[.C33])" office:value-type="float" office:value="29">
            <text:p>29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 table:formula="of:=IF(MOD([.B34];2)&gt;0;([.B34]*[.$E$25])+[.C34];(([.B34]+1)*[.$E$25])-1-[.C34])" office:value-type="float" office:value="31">
            <text:p>3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table:style-name="ce2" table:formula="of:=IF(MOD([.B36];2)&gt;0;([.B36]*[.$E$25])+[.C36];(([.B36]+1)*[.$E$25])-1-[.C36])" office:value-type="float" office:value="4">
            <text:p>4</text:p>
          </table:table-cell>
          <table:table-cell/>
          <table:table-cell table:style-name="ce2"/>
          <table:table-cell table:number-columns-repeated="2"/>
          <table:table-cell table:style-name="ce2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table:formula="of:=IF(MOD([.B37];2)&gt;0;([.B37]*[.$E$25])+[.C37];(([.B37]+1)*[.$E$25])-1-[.C37])" office:value-type="float" office:value="3">
            <text:p>3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table:formula="of:=IF(MOD([.B38];2)&gt;0;([.B38]*[.$E$25])+[.C38];(([.B38]+1)*[.$E$25])-1-[.C38])" office:value-type="float" office:value="2">
            <text:p>2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2" table:formula="of:=IF(MOD([.B39];2)&gt;0;([.B39]*[.$E$25])+[.C39];(([.B39]+1)*[.$E$25])-1-[.C39])" office:value-type="float" office:value="1">
            <text:p>1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table:formula="of:=IF(MOD([.B40];2)&gt;0;([.B40]*[.$E$25])+[.C40];(([.B40]+1)*[.$E$25])-1-[.C40])" office:value-type="float" office:value="5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table:style-name="ce2" table:formula="of:=IF(MOD([.B41];2)&gt;0;([.B41]*[.$E$25])+[.C41];(([.B41]+1)*[.$E$25])-1-[.C41])" office:value-type="float" office:value="6">
            <text:p>6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table:formula="of:=IF(MOD([.B42];2)&gt;0;([.B42]*[.$E$25])+[.C42];(([.B42]+1)*[.$E$25])-1-[.C42])" office:value-type="float" office:value="7">
            <text:p>7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" table:formula="of:=IF(MOD([.B43];2)&gt;0;([.B43]*[.$E$25])+[.C43];(([.B43]+1)*[.$E$25])-1-[.C43])" office:value-type="float" office:value="8">
            <text:p>8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 table:formula="of:=IF(MOD([.B44];2)&gt;0;([.B44]*[.$E$25])+[.C44];(([.B44]+1)*[.$E$25])-1-[.C44])" office:value-type="float" office:value="14">
            <text:p>14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" table:formula="of:=IF(MOD([.B45];2)&gt;0;([.B45]*[.$E$25])+[.C45];(([.B45]+1)*[.$E$25])-1-[.C45])" office:value-type="float" office:value="13">
            <text:p>13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table:style-name="ce2" table:formula="of:=IF(MOD([.B46];2)&gt;0;([.B46]*[.$E$25])+[.C46];(([.B46]+1)*[.$E$25])-1-[.C46])" office:value-type="float" office:value="12">
            <text:p>12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table:formula="of:=IF(MOD([.B47];2)&gt;0;([.B47]*[.$E$25])+[.C47];(([.B47]+1)*[.$E$25])-1-[.C47])" office:value-type="float" office:value="11">
            <text:p>11</text:p>
          </table:table-cell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1T19:05:47</meta:creation-date>
    <dc:date>2013-06-03T01:01:50</dc:date>
    <meta:editing-duration>PT15M22S</meta:editing-duration>
    <meta:editing-cycles>1</meta:editing-cycles>
    <meta:document-statistic meta:table-count="1" meta:cell-count="118" meta:object-count="0"/>
    <meta:generator>LibreOffice/4.0.2.2$Linux_x86 LibreOffice_project/400m0$Build-2</meta:generator>
  </office:meta>
</office:document-meta>
</file>